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ntium" svg:font-family="Gentium"/>
    <style:font-face style:name="Lohit Hindi1" svg:font-family="'Lohit Hindi'"/>
    <style:font-face style:name="PMingLiU" svg:font-family="PMingLiU"/>
    <style:font-face style:name="新細明體" svg:font-family="新細明體, PMingLiU"/>
    <style:font-face style:name="WenQuanYi Micro Hei" svg:font-family="'WenQuanYi Micro Hei'" style:font-adornments="Regular" style:font-pitch="variable"/>
    <style:font-face style:name="Arial1" svg:font-family="Arial" style:font-family-generic="swiss" style:font-pitch="variable"/>
    <style:font-face style:name="Arial" svg:font-family="Arial" style:font-adornments="Cursiv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iv-head" style:list-style-name=""/>
    <style:style style:name="P2" style:family="paragraph" style:parent-style-name="div-div-head" style:list-style-name=""/>
    <style:style style:name="P3" style:family="paragraph" style:parent-style-name="div-div-div-head" style:list-style-name=""/>
    <style:style style:name="P4" style:family="paragraph" style:parent-style-name="div-div-div-div-head" style:list-style-name="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Gentium" svg:font-family="Gentium"/>
    <style:font-face style:name="Lohit Hindi1" svg:font-family="'Lohit Hindi'"/>
    <style:font-face style:name="PMingLiU" svg:font-family="PMingLiU"/>
    <style:font-face style:name="新細明體" svg:font-family="新細明體, PMingLiU"/>
    <style:font-face style:name="WenQuanYi Micro Hei" svg:font-family="'WenQuanYi Micro Hei'" style:font-adornments="Regular" style:font-pitch="variable"/>
    <style:font-face style:name="Arial1" svg:font-family="Arial" style:font-family-generic="swiss" style:font-pitch="variable"/>
    <style:font-face style:name="Arial" svg:font-family="Arial" style:font-adornments="Cursiv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" fo:font-size="12pt" fo:language="en" fo:country="GB" style:letter-kerning="true" style:font-name-asian="新細明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tyle="normal" style:font-name-asian="WenQuanYi Micro Hei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Gentium" style:font-name-asian="PMingLi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Gentium" fo:font-size="12pt" fo:font-style="italic" style:font-name-asian="PMingLiU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" style:font-name-asian="PMingLiU" style:font-size-asian="12pt" style:font-name-complex="Lohit Hindi1"/>
    </style:style>
    <style:style style:name="head" style:family="paragraph" style:parent-style-name="Standard" style:master-page-name="">
      <style:paragraph-properties style:page-number="auto" fo:keep-with-next="always"/>
      <style:text-properties style:font-size-asian="10.5pt"/>
    </style:style>
    <style:style style:name="div-head" style:family="paragraph" style:parent-style-name="head" style:default-outline-level="1" style:list-style-name="" style:master-page-name="">
      <style:paragraph-properties fo:margin-left="0.499cm" fo:margin-right="0cm" fo:margin-top="0.3cm" fo:margin-bottom="0.499cm" fo:text-indent="0cm" style:auto-text-indent="false" style:page-number="auto" fo:keep-with-next="always"/>
      <style:text-properties style:font-size-asian="180%" style:font-weight-asian="bold"/>
    </style:style>
    <style:style style:name="div-div-head" style:family="paragraph" style:parent-style-name="head" style:default-outline-level="2" style:list-style-name="">
      <style:paragraph-properties fo:margin-left="0.499cm" fo:margin-right="0cm" fo:margin-top="0.3cm" fo:margin-bottom="0.499cm" fo:text-indent="0cm" style:auto-text-indent="false"/>
      <style:text-properties style:font-size-asian="160%" style:font-weight-asian="bold"/>
    </style:style>
    <style:style style:name="p" style:family="paragraph" style:parent-style-name="Standard">
      <style:paragraph-properties fo:margin-left="0.801cm" fo:margin-right="0.801cm" fo:margin-top="0cm" fo:margin-bottom="0.499cm" fo:text-indent="0cm" style:auto-text-indent="false"/>
    </style:style>
    <style:style style:name="div-div-p" style:family="paragraph" style:parent-style-name="p"/>
    <style:style style:name="div-div-div-head" style:family="paragraph" style:parent-style-name="head" style:default-outline-level="3" style:list-style-name="">
      <style:paragraph-properties fo:margin-left="0.801cm" fo:margin-right="0cm" fo:margin-top="0.3cm" fo:margin-bottom="0.499cm" fo:text-indent="0cm" style:auto-text-indent="false"/>
      <style:text-properties style:font-size-asian="140%" style:font-weight-asian="bold"/>
    </style:style>
    <style:style style:name="div-div-div-p" style:family="paragraph" style:parent-style-name="p"/>
    <style:style style:name="byline" style:family="paragraph" style:parent-style-name="Standard">
      <style:paragraph-properties fo:margin-top="0.199cm" fo:margin-bottom="0.199cm" fo:text-align="center" style:justify-single-word="false"/>
    </style:style>
    <style:style style:name="div-div-div-byline" style:family="paragraph" style:parent-style-name="byline"/>
    <style:style style:name="closer" style:family="paragraph" style:parent-style-name="Standard" style:master-page-name="">
      <style:paragraph-properties fo:margin-top="0.199cm" fo:margin-bottom="0.199cm" fo:text-align="end" style:justify-single-word="false" style:page-number="auto"/>
    </style:style>
    <style:style style:name="div-div-div-closer" style:family="paragraph" style:parent-style-name="closer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note" style:family="paragraph" style:parent-style-name="Standard"/>
    <style:style style:name="item" style:family="paragraph" style:parent-style-name="Standard">
      <style:paragraph-properties fo:margin-left="1cm" fo:margin-right="1cm" fo:text-indent="0cm" style:auto-text-indent="false"/>
    </style:style>
    <style:style style:name="div-div-list-item" style:family="paragraph" style:parent-style-name="item"/>
    <style:style style:name="div-div-div-div-head" style:family="paragraph" style:parent-style-name="head" style:default-outline-level="4" style:list-style-name="">
      <style:paragraph-properties fo:margin-left="1cm" fo:margin-right="0cm" fo:margin-top="0.3cm" fo:margin-bottom="0.499cm" fo:text-indent="0cm" style:auto-text-indent="false"/>
      <style:text-properties style:font-size-asian="120%" style:font-weight-asian="bold"/>
    </style:style>
    <style:style style:name="div-div-div-div-p" style:family="paragraph" style:parent-style-name="p"/>
    <style:style style:name="div-div-div-div-closer" style:family="paragraph" style:parent-style-name="closer"/>
    <style:style style:name="l" style:family="paragraph" style:parent-style-name="Standard" style:master-page-name="">
      <style:paragraph-properties fo:margin-left="1.799cm" fo:margin-right="0cm" fo:text-indent="0cm" style:auto-text-indent="false" style:page-number="auto"/>
    </style:style>
    <style:style style:name="div-div-div-div-lg-l" style:family="paragraph" style:parent-style-name="l"/>
    <style:style style:name="div-byline" style:family="paragraph" style:parent-style-name="byline"/>
    <style:style style:name="div-div-div-list-item" style:family="paragraph" style:parent-style-name="item"/>
    <style:style style:name="div-div-div-div-byline" style:family="paragraph" style:parent-style-name="byline"/>
    <style:style style:name="div-div-div-lg-l" style:family="paragraph" style:parent-style-name="l"/>
    <style:style style:name="pageNo" style:family="text">
      <style:text-properties fo:font-size="80%"/>
    </style:style>
    <style:style style:name="placeName" style:family="text">
      <style:text-properties style:text-underline-style="solid" style:text-underline-type="double" style:text-underline-width="auto" style:text-underline-color="font-color"/>
    </style:style>
    <style:style style:name="persName" style:family="text">
      <style:text-properties style:text-underline-style="solid" style:text-underline-width="auto" style:text-underline-color="font-color"/>
    </style:style>
    <style:style style:name="date" style:family="text"/>
    <style:style style:name="westernDate" style:family="text">
      <style:text-properties fo:font-size="80%"/>
    </style:style>
    <style:style style:name="roleName" style:family="text"/>
    <style:style style:name="c" style:family="text"/>
    <style:style style:name="gap_5f_lost" style:display-name="gap_los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eg_5f_font-size_3a_small" style:display-name="seg_font-size:small" style:family="text">
      <style:text-properties style:use-window-font-color="true" style:font-size-asian="80%"/>
    </style:style>
    <style:style style:name="corr" style:family="text"/>
    <style:style style:name="unclear" style:family="text"/>
    <style:style style:name="gap_5f_unclear" style:display-name="gap_unclear" style:family="text"/>
    <style:style style:name="re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Wiles</meta:initial-creator>
    <meta:creation-date>2011-02-16T19:28:34</meta:creation-date>
    <dc:date>2011-02-16T19:40:34</dc:date>
    <dc:creator>Simon Wiles</dc:creator>
    <meta:editing-duration>PT00H04M5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